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Inglefield_Fjord">
            <text:p>Inglefield_Fjord</text:p>
          </table:table-cell>
          <table:table-cell office:value-type="string" office:value="radiocarbon">
            <text:p>radiocarbon</text:p>
          </table:table-cell>
          <table:table-cell office:value-type="string" office:value="I-8895">
            <text:p>I-8895</text:p>
          </table:table-cell>
          <table:table-cell office:value-type="float" office:value="77.15">
            <text:p>77.15</text:p>
          </table:table-cell>
          <table:table-cell office:value-type="float" office:value="-66.883">
            <text:p>-66.883</text:p>
          </table:table-cell>
          <table:table-cell office:value-type="float" office:value="5645.0">
            <text:p>5645.0</text:p>
          </table:table-cell>
          <table:table-cell office:value-type="float" office:value="105.0">
            <text:p>105.0</text:p>
          </table:table-cell>
          <table:table-cell office:value-type="string" office:value="Mya truncata, Hiatella arctica">
            <text:p>Mya truncata, 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5.6">
            <text:p>5.6</text:p>
          </table:table-cell>
          <table:table-cell office:value-type="float" office:value="1.1199999999999999">
            <text:p>1.1199999999999999</text:p>
          </table:table-cell>
          <table:table-cell office:value-type="float" office:value="1.1199999999999999">
            <text:p>1.1199999999999999</text:p>
          </table:table-cell>
          <table:table-cell office:value-type="string" office:value="Weidick1976">
            <text:p>Weidick1976</text:p>
          </table:table-cell>
        </table:table-row>
        <table:table-row>
          <table:table-cell office:value-type="string" office:value="Inglefield_Fjord">
            <text:p>Inglefield_Fjord</text:p>
          </table:table-cell>
          <table:table-cell office:value-type="string" office:value="radiocarbon">
            <text:p>radiocarbon</text:p>
          </table:table-cell>
          <table:table-cell office:value-type="string" office:value="I-8897">
            <text:p>I-8897</text:p>
          </table:table-cell>
          <table:table-cell office:value-type="float" office:value="77.15">
            <text:p>77.15</text:p>
          </table:table-cell>
          <table:table-cell office:value-type="float" office:value="-66.883">
            <text:p>-66.883</text:p>
          </table:table-cell>
          <table:table-cell office:value-type="float" office:value="6170.0">
            <text:p>6170.0</text:p>
          </table:table-cell>
          <table:table-cell office:value-type="float" office:value="105.0">
            <text:p>105.0</text:p>
          </table:table-cell>
          <table:table-cell office:value-type="string" office:value="Mya truncata, Hiatella arctica">
            <text:p>Mya truncata, 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14.8">
            <text:p>14.8</text:p>
          </table:table-cell>
          <table:table-cell office:value-type="float" office:value="2.9600000000000004">
            <text:p>2.9600000000000004</text:p>
          </table:table-cell>
          <table:table-cell office:value-type="float" office:value="2.9600000000000004">
            <text:p>2.9600000000000004</text:p>
          </table:table-cell>
          <table:table-cell office:value-type="string" office:value="Weidick1976">
            <text:p>Weidick1976</text:p>
          </table:table-cell>
        </table:table-row>
        <table:table-row>
          <table:table-cell office:value-type="string" office:value="Inglefield_Fjord">
            <text:p>Inglefield_Fjord</text:p>
          </table:table-cell>
          <table:table-cell office:value-type="string" office:value="radiocarbon">
            <text:p>radiocarbon</text:p>
          </table:table-cell>
          <table:table-cell office:value-type="string" office:value="K-3740">
            <text:p>K-3740</text:p>
          </table:table-cell>
          <table:table-cell office:value-type="float" office:value="77.494">
            <text:p>77.494</text:p>
          </table:table-cell>
          <table:table-cell office:value-type="float" office:value="-66.662">
            <text:p>-66.662</text:p>
          </table:table-cell>
          <table:table-cell office:value-type="float" office:value="3610.0">
            <text:p>3610.0</text:p>
          </table:table-cell>
          <table:table-cell office:value-type="float" office:value="80.0">
            <text:p>8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2.0">
            <text:p>22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redskild1985">
            <text:p>Fredskild1985</text:p>
          </table:table-cell>
        </table:table-row>
        <table:table-row>
          <table:table-cell office:value-type="string" office:value="Inglefield_Fjord">
            <text:p>Inglefield_Fjord</text:p>
          </table:table-cell>
          <table:table-cell office:value-type="string" office:value="radiocarbon">
            <text:p>radiocarbon</text:p>
          </table:table-cell>
          <table:table-cell office:value-type="string" office:value="K-3739">
            <text:p>K-3739</text:p>
          </table:table-cell>
          <table:table-cell office:value-type="float" office:value="77.494">
            <text:p>77.494</text:p>
          </table:table-cell>
          <table:table-cell office:value-type="float" office:value="-66.662">
            <text:p>-66.662</text:p>
          </table:table-cell>
          <table:table-cell office:value-type="float" office:value="4370.0">
            <text:p>4370.0</text:p>
          </table:table-cell>
          <table:table-cell office:value-type="float" office:value="85.0">
            <text:p>85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2.0">
            <text:p>22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redskild1985">
            <text:p>Fredskild1985</text:p>
          </table:table-cell>
        </table:table-row>
        <table:table-row>
          <table:table-cell office:value-type="string" office:value="Inglefield_Fjord">
            <text:p>Inglefield_Fjord</text:p>
          </table:table-cell>
          <table:table-cell office:value-type="string" office:value="radiocarbon">
            <text:p>radiocarbon</text:p>
          </table:table-cell>
          <table:table-cell office:value-type="string" office:value="K-3738">
            <text:p>K-3738</text:p>
          </table:table-cell>
          <table:table-cell office:value-type="float" office:value="77.494">
            <text:p>77.494</text:p>
          </table:table-cell>
          <table:table-cell office:value-type="float" office:value="-66.662">
            <text:p>-66.662</text:p>
          </table:table-cell>
          <table:table-cell office:value-type="float" office:value="8370.0">
            <text:p>8370.0</text:p>
          </table:table-cell>
          <table:table-cell office:value-type="float" office:value="95.0">
            <text:p>95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2.0">
            <text:p>22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redskild1985">
            <text:p>Fredskild1985</text:p>
          </table:table-cell>
        </table:table-row>
        <table:table-row>
          <table:table-cell office:value-type="string" office:value="Inglefield_Fjord">
            <text:p>Inglefield_Fjord</text:p>
          </table:table-cell>
          <table:table-cell office:value-type="string" office:value="radiocarbon">
            <text:p>radiocarbon</text:p>
          </table:table-cell>
          <table:table-cell office:value-type="string" office:value="I-8898">
            <text:p>I-8898</text:p>
          </table:table-cell>
          <table:table-cell office:value-type="float" office:value="77.15">
            <text:p>77.15</text:p>
          </table:table-cell>
          <table:table-cell office:value-type="float" office:value="-66.883">
            <text:p>-66.883</text:p>
          </table:table-cell>
          <table:table-cell office:value-type="float" office:value="7470.0">
            <text:p>7470.0</text:p>
          </table:table-cell>
          <table:table-cell office:value-type="float" office:value="115.0">
            <text:p>115.0</text:p>
          </table:table-cell>
          <table:table-cell office:value-type="string" office:value="Mya truncata, Hiatella arctica">
            <text:p>Mya truncata, 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20.5">
            <text:p>20.5</text:p>
          </table:table-cell>
          <table:table-cell office:value-type="float" office:value="4.1000000000000005">
            <text:p>4.1000000000000005</text:p>
          </table:table-cell>
          <table:table-cell office:value-type="float" office:value="4.1000000000000005">
            <text:p>4.1000000000000005</text:p>
          </table:table-cell>
          <table:table-cell office:value-type="string" office:value="Weidick1976">
            <text:p>Weidick1976</text:p>
          </table:table-cell>
        </table:table-row>
        <table:table-row>
          <table:table-cell office:value-type="string" office:value="Inglefield_Fjord">
            <text:p>Inglefield_Fjord</text:p>
          </table:table-cell>
          <table:table-cell office:value-type="string" office:value="radiocarbon">
            <text:p>radiocarbon</text:p>
          </table:table-cell>
          <table:table-cell office:value-type="string" office:value="I-8896">
            <text:p>I-8896</text:p>
          </table:table-cell>
          <table:table-cell office:value-type="float" office:value="77.15">
            <text:p>77.15</text:p>
          </table:table-cell>
          <table:table-cell office:value-type="float" office:value="-66.883">
            <text:p>-66.883</text:p>
          </table:table-cell>
          <table:table-cell office:value-type="float" office:value="5955.0">
            <text:p>5955.0</text:p>
          </table:table-cell>
          <table:table-cell office:value-type="float" office:value="105.0">
            <text:p>105.0</text:p>
          </table:table-cell>
          <table:table-cell office:value-type="string" office:value="Mya truncata, Hiatella arctica">
            <text:p>Mya truncata, 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9.3">
            <text:p>9.3</text:p>
          </table:table-cell>
          <table:table-cell office:value-type="float" office:value="1.8600000000000003">
            <text:p>1.8600000000000003</text:p>
          </table:table-cell>
          <table:table-cell office:value-type="float" office:value="1.8600000000000003">
            <text:p>1.8600000000000003</text:p>
          </table:table-cell>
          <table:table-cell office:value-type="string" office:value="Weidick1976">
            <text:p>Weidick1976</text:p>
          </table:table-cell>
        </table:table-row>
        <table:table-row>
          <table:table-cell office:value-type="string" office:value="Inglefield_Fjord">
            <text:p>Inglefield_Fjord</text:p>
          </table:table-cell>
          <table:table-cell office:value-type="string" office:value="radiocarbon">
            <text:p>radiocarbon</text:p>
          </table:table-cell>
          <table:table-cell office:value-type="string" office:value="K-3504">
            <text:p>K-3504</text:p>
          </table:table-cell>
          <table:table-cell office:value-type="float" office:value="77.494">
            <text:p>77.494</text:p>
          </table:table-cell>
          <table:table-cell office:value-type="float" office:value="-66.662">
            <text:p>-66.662</text:p>
          </table:table-cell>
          <table:table-cell office:value-type="float" office:value="9027.0">
            <text:p>9027.0</text:p>
          </table:table-cell>
          <table:table-cell office:value-type="float" office:value="129.0">
            <text:p>129.0</text:p>
          </table:table-cell>
          <table:table-cell office:value-type="string" office:value="Hiatella arctica, Myatruncata">
            <text:p>Hiatella arctica, Myatruncat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43.0">
            <text:p>43.0</text:p>
          </table:table-cell>
          <table:table-cell office:value-type="float" office:value="8.6">
            <text:p>8.6</text:p>
          </table:table-cell>
          <table:table-cell office:value-type="float" office:value="8.6">
            <text:p>8.6</text:p>
          </table:table-cell>
          <table:table-cell office:value-type="string" office:value="Fredskild1985,BlakeEtal1996">
            <text:p>Fredskild1985,BlakeEtal1996</text:p>
          </table:table-cell>
        </table:table-row>
        <table:table-row>
          <table:table-cell office:value-type="string" office:value="Inglefield_Fjord">
            <text:p>Inglefield_Fjord</text:p>
          </table:table-cell>
          <table:table-cell office:value-type="string" office:value="radiocarbon">
            <text:p>radiocarbon</text:p>
          </table:table-cell>
          <table:table-cell office:value-type="string" office:value="K-3503">
            <text:p>K-3503</text:p>
          </table:table-cell>
          <table:table-cell office:value-type="float" office:value="77.494">
            <text:p>77.494</text:p>
          </table:table-cell>
          <table:table-cell office:value-type="float" office:value="-66.662">
            <text:p>-66.662</text:p>
          </table:table-cell>
          <table:table-cell office:value-type="float" office:value="8337.0">
            <text:p>8337.0</text:p>
          </table:table-cell>
          <table:table-cell office:value-type="float" office:value="124.0">
            <text:p>124.0</text:p>
          </table:table-cell>
          <table:table-cell office:value-type="string" office:value="Cardium ciliatum">
            <text:p>Cardium ciliatum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22.5">
            <text:p>22.5</text:p>
          </table:table-cell>
          <table:table-cell office:value-type="float" office:value="4.5">
            <text:p>4.5</text:p>
          </table:table-cell>
          <table:table-cell office:value-type="float" office:value="4.5">
            <text:p>4.5</text:p>
          </table:table-cell>
          <table:table-cell office:value-type="string" office:value="Fredskild1985">
            <text:p>Fredskild1985</text:p>
          </table:table-cell>
        </table:table-row>
        <table:table-row>
          <table:table-cell office:value-type="string" office:value="Inglefield_Fjord">
            <text:p>Inglefield_Fjord</text:p>
          </table:table-cell>
          <table:table-cell office:value-type="string" office:value="radiocarbon">
            <text:p>radiocarbon</text:p>
          </table:table-cell>
          <table:table-cell office:value-type="string" office:value="K-3502">
            <text:p>K-3502</text:p>
          </table:table-cell>
          <table:table-cell office:value-type="float" office:value="77.494">
            <text:p>77.494</text:p>
          </table:table-cell>
          <table:table-cell office:value-type="float" office:value="-66.662">
            <text:p>-66.662</text:p>
          </table:table-cell>
          <table:table-cell office:value-type="float" office:value="6800.0">
            <text:p>6800.0</text:p>
          </table:table-cell>
          <table:table-cell office:value-type="float" office:value="85.0">
            <text:p>85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2.0">
            <text:p>22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redskild1985">
            <text:p>Fredskild198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